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eedView.buildFeedMetadata( Map &lt; String , Object &gt; model , T feed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FeedView.renderMergedOutputModel( Map &lt; String , Object &gt; model , HttpServletRequest request ,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